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25cm" fo:min-width="4.6cm"/>
    </style:style>
    <style:style style:name="gr2" style:family="graphic" style:parent-style-name="standard">
      <style:graphic-properties draw:textarea-horizontal-align="justify" draw:textarea-vertical-align="middle" draw:auto-grow-height="false" fo:min-height="4.25cm" fo:min-width="4cm"/>
    </style:style>
    <style:style style:name="gr3" style:family="graphic" style:parent-style-name="standard">
      <style:graphic-properties draw:textarea-horizontal-align="justify" draw:textarea-vertical-align="middle" draw:auto-grow-height="false" fo:min-height="6.05cm" fo:min-width="4cm"/>
    </style:style>
    <style:style style:name="gr4" style:family="graphic" style:parent-style-name="standard">
      <style:graphic-properties draw:textarea-horizontal-align="justify" draw:textarea-vertical-align="middle" draw:auto-grow-height="false" fo:min-height="2.25cm" fo:min-width="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underline-style="none"/>
    </style:style>
    <style:style style:name="T4" style:family="text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80000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1cm" svg:height="4.5cm" svg:x="2cm" svg:y="6.5cm">
          <text:p text:style-name="P1"><text:span text:style-name="T1">Front end</text:span></text:p>
          <text:p text:style-name="P1"/>
          <text:p text:style-name="P1">Web-application</text:p>
          <text:p text:style-name="P1"><text:span text:style-name="T2">- Synthesizer control,</text:span></text:p>
          <text:p text:style-name="P1"><text:span text:style-name="T2">real-time audio</text:span></text:p>
          <text:p text:style-name="P1"><text:span text:style-name="T2">strea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5cm" svg:height="4.5cm" svg:x="10.1cm" svg:y="6.5cm">
          <text:p text:style-name="P1"><text:span text:style-name="T1">Server</text:span></text:p>
          <text:p text:style-name="P1"><text:span text:style-name="T1"/></text:p>
          <text:p text:style-name="P1"><text:span text:style-name="T3">Raspberry Pi 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5cm" svg:height="6.3cm" svg:x="2.8cm" svg:y="16.1cm">
          <text:p text:style-name="P1"><text:span text:style-name="T1">Waveform</text:span></text:p>
          <text:p text:style-name="P1"><text:span text:style-name="T1">Generator</text:span></text:p>
          <text:p text:style-name="P1"><text:span text:style-name="T1"/></text:p>
          <text:p text:style-name="P1"><text:span text:style-name="T3">AD9833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4.5cm" svg:height="6.3cm" svg:x="11.4cm" svg:y="16.1cm">
          <text:p text:style-name="P1"><text:span text:style-name="T1">Signal</text:span></text:p>
          <text:p text:style-name="P1"><text:span text:style-name="T1">Animation</text:span></text:p>
          <text:p text:style-name="P1"><text:span text:style-name="T1">(Voltage</text:span></text:p>
          <text:p text:style-name="P1"><text:span text:style-name="T1">controlled)</text:span></text:p>
          <text:p text:style-name="P1"><text:span text:style-name="T1"/></text:p>
          <text:p text:style-name="P1"><text:span text:style-name="T3">-Filtering</text:span></text:p>
          <text:p text:style-name="P1"><text:span text:style-name="T3">-Modul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2.5cm" svg:height="2.5cm" svg:x="16.4cm" svg:y="12.3cm">
          <text:p text:style-name="P1">ADC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2.35cm" svg:y1="11cm" svg:x2="5.05cm" svg:y2="16.1cm" draw:start-shape="id1" draw:start-glue-point="2" draw:end-shape="id2" draw:end-glue-point="0" svg:d="M12350 11000v2550h-7300v2550" svg:viewBox="0 0 7301 5101">
          <text:p/>
        </draw:connector>
        <draw:connector draw:style-name="gr5" draw:text-style-name="P3" draw:layer="layout" svg:x1="7.3cm" svg:y1="19.25cm" svg:x2="11.4cm" svg:y2="19.25cm" draw:start-shape="id2" draw:start-glue-point="1" draw:end-shape="id3" svg:d="M7300 19250h4100" svg:viewBox="0 0 4101 1">
          <text:p/>
        </draw:connector>
        <draw:connector draw:style-name="gr5" draw:text-style-name="P3" draw:layer="layout" svg:x1="15.9cm" svg:y1="19.25cm" svg:x2="17.65cm" svg:y2="14.8cm" draw:start-shape="id3" draw:start-glue-point="1" draw:end-shape="id4" draw:end-glue-point="2" svg:d="M15900 19250h1750v-4450" svg:viewBox="0 0 1751 4451">
          <text:p/>
        </draw:connector>
        <draw:frame draw:style-name="gr6" draw:text-style-name="P4" draw:layer="layout" svg:width="1.4cm" svg:height="1cm" svg:x="11.2cm" svg:y="11.3cm">
          <draw:text-box>
            <text:p><text:span text:style-name="T2">SPI</text:span></text:p>
          </draw:text-box>
        </draw:frame>
        <draw:custom-shape draw:style-name="gr4" draw:text-style-name="P1" xml:id="id5" draw:id="id5" draw:layer="layout" svg:width="2.5cm" svg:height="2.5cm" svg:x="13.1cm" svg:y="12.3cm">
          <text:p text:style-name="P1">DAC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2.35cm" svg:y1="11cm" svg:x2="14.35cm" svg:y2="12.3cm" draw:start-shape="id1" draw:start-glue-point="2" draw:end-shape="id5" draw:end-glue-point="0" svg:d="M12350 11000v650h2000v650" svg:viewBox="0 0 2001 1301">
          <text:p/>
        </draw:connector>
        <draw:connector draw:style-name="gr5" draw:text-style-name="P3" draw:layer="layout" svg:x1="17.65cm" svg:y1="12.3cm" svg:x2="14.6cm" svg:y2="8.75cm" draw:start-shape="id4" draw:start-glue-point="0" draw:end-shape="id1" draw:end-glue-point="1" svg:d="M17650 12300v-3550h-3050" svg:viewBox="0 0 3051 3551">
          <text:p/>
        </draw:connector>
        <draw:frame draw:style-name="gr7" draw:text-style-name="P4" draw:layer="layout" svg:width="1.277cm" svg:height="0.806cm" svg:x="15.2cm" svg:y="8.1cm">
          <draw:text-box>
            <text:p><text:span text:style-name="T2">I2C</text:span></text:p>
          </draw:text-box>
        </draw:frame>
        <draw:connector draw:style-name="gr5" draw:text-style-name="P3" draw:layer="layout" svg:x1="14.35cm" svg:y1="14.8cm" svg:x2="13.65cm" svg:y2="16.1cm" draw:start-shape="id5" draw:start-glue-point="2" draw:end-shape="id3" draw:end-glue-point="0" svg:d="M14350 14800v650h-700v650" svg:viewBox="0 0 701 1301">
          <text:p/>
        </draw:connector>
        <draw:line draw:style-name="gr5" draw:text-style-name="P3" draw:layer="layout" svg:x1="7.1cm" svg:y1="7.6cm" svg:x2="10.1cm" svg:y2="7.6cm">
          <text:p/>
        </draw:line>
        <draw:line draw:style-name="gr5" draw:text-style-name="P3" draw:layer="layout" svg:x1="10.1cm" svg:y1="9.9cm" svg:x2="7.1cm" svg:y2="9.9cm">
          <text:p/>
        </draw:line>
        <draw:frame draw:style-name="gr7" draw:text-style-name="P4" draw:layer="layout" svg:width="2.022cm" svg:height="1.361cm" svg:x="7.7cm" svg:y="9.239cm">
          <draw:text-box>
            <text:p><text:span text:style-name="T2">Audio-</text:span></text:p>
            <text:p><text:span text:style-name="T2">stream</text:span></text:p>
          </draw:text-box>
        </draw:frame>
        <draw:frame draw:style-name="gr7" draw:text-style-name="P4" draw:layer="layout" svg:width="3.012cm" svg:height="1.361cm" svg:x="7.1cm" svg:y="6.939cm">
          <draw:text-box>
            <text:p text:style-name="P5"><text:span text:style-name="T2">Control-</text:span></text:p>
            <text:p text:style-name="P5"><text:span text:style-name="T2">parameters</text:span></text:p>
          </draw:text-box>
        </draw:frame>
        <draw:frame draw:style-name="gr8" draw:text-style-name="P7" draw:layer="layout" svg:width="14.1cm" svg:height="2.384cm" svg:x="2.7cm" svg:y="2.4cm">
          <draw:text-box>
            <text:p text:style-name="P6"><text:span text:style-name="T4">Web Application -controlled Analog Modular Synthesizer </text:span><text:span text:style-name="T5">(”WAMS”</text:span><text:span text:style-name="T4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111111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8T19:18:01.094000000</meta:creation-date>
    <dc:date>2015-10-28T21:00:18.396000000</dc:date>
    <meta:editing-duration>PT9M29S</meta:editing-duration>
    <meta:editing-cycles>3</meta:editing-cycles>
    <meta:generator>LibreOffice/4.4.5.2$Windows_x86 LibreOffice_project/a22f674fd25a3b6f45bdebf25400ed2adff0ff99</meta:generator>
    <meta:document-statistic meta:object-count="19"/>
  </office:meta>
</office:document-meta>
</file>